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e-temps-0-0" table:style-name="ta1">
        <table:shapes>
          <draw:frame draw:z-index="0" draw:style-name="gr1" draw:text-style-name="P1" svg:width="159.99mm" svg:height="89.99mm" svg:x="68.25mm" svg:y="27.1mm">
            <loext:p/>
            <draw:object draw:notify-on-update-of-ranges="'core-temps-0-0'.E1:'core-temps-0-0'.E1 'core-temps-0-0'.E2:'core-temps-0-0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Apagado)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2:.D2])" office:value-type="float" office:value="74" calcext:value-type="float">
            <text:p>74</text:p>
          </table:table-cell>
          <table:table-cell/>
          <table:table-cell table:formula="of:=MEDIAN([.A2:.A101])" office:value-type="float" office:value="74" calcext:value-type="float">
            <text:p>74</text:p>
          </table:table-cell>
          <table:table-cell table:formula="of:=MEDIAN([.B2:.B101])" office:value-type="float" office:value="75" calcext:value-type="float">
            <text:p>75</text:p>
          </table:table-cell>
          <table:table-cell table:formula="of:=MEDIAN([.C2:.C101])" office:value-type="float" office:value="76" calcext:value-type="float">
            <text:p>76</text:p>
          </table:table-cell>
          <table:table-cell table:formula="of:=MEDIAN([.D2:.D101])"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:.D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:.D4])" office:value-type="float" office:value="74" calcext:value-type="float">
            <text:p>74</text:p>
          </table:table-cell>
          <table:table-cell/>
          <table:table-cell table:style-name="ce1" table:formula="of:=AVERAGE([.E2:.E100])" office:value-type="float" office:value="75.4191919191919" calcext:value-type="float">
            <text:p>75.4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:.D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:.D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7:.D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:.D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:.D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0:.D1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11:.D11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2:.D12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3:.D1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4:.D1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5:.D1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16:.D1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17:.D1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18:.D1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19:.D1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20:.D2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1:.D2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22:.D2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3:.D2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4:.D2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25:.D2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6:.D2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7:.D2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8:.D2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MEDIAN([.A29:.D2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30:.D3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1:.D3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32:.D32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33:.D33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34:.D3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35:.D3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6:.D3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37:.D3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8:.D3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9:.D3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0:.D40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1:.D4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42:.D4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43:.D4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44:.D4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5:.D4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6:.D4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7:.D4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8:.D4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9:.D4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50:.D50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1:.D5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52:.D5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53:.D5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54:.D5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55:.D5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56:.D5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57:.D5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8:.D5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59:.D5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0:.D6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1:.D6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2:.D62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63:.D6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4:.D6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5:.D6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MEDIAN([.A66:.D6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67:.D67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8:.D6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9:.D6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70:.D70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1:.D7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2:.D7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3:.D7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74:.D7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MEDIAN([.A75:.D7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76:.D7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77:.D7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78:.D78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9:.D7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80:.D8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81:.D8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2:.D8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3:.D8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84:.D84])" office:value-type="float" office:value="76.5" calcext:value-type="float">
            <text:p>76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5:.D8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6:.D8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87:.D8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88:.D8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9:.D8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90:.D9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91:.D9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formula="of:=MEDIAN([.A92:.D9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93:.D93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94:.D94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EDIAN([.A95:.D95])" office:value-type="float" office:value="76.5" calcext:value-type="float">
            <text:p>76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96:.D9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7:.D97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98:.D9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formula="of:=MEDIAN([.A99:.D9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100:.D100])" office:value-type="float" office:value="76.5" calcext:value-type="float">
            <text:p>76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101:.D101])" office:value-type="float" office:value="75.5" calcext:value-type="float">
            <text:p>75.5</text:p>
          </table:table-cell>
          <table:table-cell table:number-columns-repeated="5"/>
        </table:table-row>
      </table:table>
      <table:table table:name="core-temps-0-1" table:style-name="ta1">
        <table:shapes>
          <draw:frame draw:z-index="0" draw:style-name="gr1" draw:text-style-name="P1" svg:width="159.99mm" svg:height="89.99mm" svg:x="67.26mm" svg:y="27.1mm">
            <loext:p/>
            <draw:object draw:notify-on-update-of-ranges="'core-temps-0-1'.E1:'core-temps-0-1'.E1 'core-temps-0-1'.E2:'core-temps-0-1'.E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Encendido)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2:.D2])" office:value-type="float" office:value="74" calcext:value-type="float">
            <text:p>74</text:p>
          </table:table-cell>
          <table:table-cell/>
          <table:table-cell table:formula="of:=MEDIAN([.A2:.A101])" office:value-type="float" office:value="73" calcext:value-type="float">
            <text:p>73</text:p>
          </table:table-cell>
          <table:table-cell table:formula="of:=MEDIAN([.B2:.B101])" office:value-type="float" office:value="74" calcext:value-type="float">
            <text:p>74</text:p>
          </table:table-cell>
          <table:table-cell table:formula="of:=MEDIAN([.C2:.C101])" office:value-type="float" office:value="75" calcext:value-type="float">
            <text:p>75</text:p>
          </table:table-cell>
          <table:table-cell table:formula="of:=MEDIAN([.D2:.D101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:.D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4:.D4])" office:value-type="float" office:value="74" calcext:value-type="float">
            <text:p>74</text:p>
          </table:table-cell>
          <table:table-cell/>
          <table:table-cell table:style-name="ce1" table:formula="of:=AVERAGE([.E2:.E100])" office:value-type="float" office:value="74.5656565656566" calcext:value-type="float">
            <text:p>74.56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:.D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6:.D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7:.D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:.D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:.D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0:.D1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1:.D1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2:.D1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13:.D1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4:.D1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5:.D1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6:.D1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7:.D1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18:.D1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19:.D1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0:.D2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1:.D2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2:.D2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3:.D2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4:.D2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5:.D2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6:.D2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7:.D2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8:.D2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9:.D2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0:.D3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1:.D3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2:.D32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33:.D3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4:.D3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5:.D3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6:.D3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7:.D3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8:.D3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9:.D3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0:.D4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41:.D4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42:.D4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43:.D4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4:.D4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5:.D4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6:.D4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7:.D4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8:.D4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9:.D4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0:.D5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1:.D5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2:.D5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3:.D5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4:.D5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5:.D5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6:.D5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7:.D5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8:.D5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9:.D5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0:.D60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1:.D61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2:.D62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63:.D6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4:.D6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65:.D6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66:.D6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67:.D6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68:.D6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9:.D6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0:.D7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71:.D7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72:.D72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3:.D7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4:.D7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5:.D75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76:.D7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77:.D7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8:.D7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9:.D7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0:.D8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1:.D81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2:.D8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83:.D83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84:.D8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5:.D8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6:.D86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87:.D8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88:.D8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89:.D8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0:.D9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91:.D9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2:.D92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93:.D9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94:.D9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5:.D9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6:.D9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7:.D9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98:.D9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9:.D9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100:.D10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01:.D101])" office:value-type="float" office:value="74.5" calcext:value-type="float">
            <text:p>74.5</text:p>
          </table:table-cell>
          <table:table-cell table:number-columns-repeated="5"/>
        </table:table-row>
      </table:table>
      <table:table table:name="core-temps-1-0" table:style-name="ta1">
        <table:shapes>
          <draw:frame draw:z-index="0" draw:style-name="gr1" draw:text-style-name="P1" svg:width="159.99mm" svg:height="89.99mm" svg:x="67.26mm" svg:y="27.1mm">
            <loext:p/>
            <draw:object draw:notify-on-update-of-ranges="'core-temps-1-0'.E1:'core-temps-1-0'.E1 'core-temps-1-0'.E2:'core-temps-1-0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Apagado)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2:.D2])" office:value-type="float" office:value="73.5" calcext:value-type="float">
            <text:p>73.5</text:p>
          </table:table-cell>
          <table:table-cell/>
          <table:table-cell table:formula="of:=MEDIAN([.A2:.A101])" office:value-type="float" office:value="72" calcext:value-type="float">
            <text:p>72</text:p>
          </table:table-cell>
          <table:table-cell table:formula="of:=MEDIAN([.B2:.B101])" office:value-type="float" office:value="74" calcext:value-type="float">
            <text:p>74</text:p>
          </table:table-cell>
          <table:table-cell table:formula="of:=MEDIAN([.C2:.C101])" office:value-type="float" office:value="75" calcext:value-type="float">
            <text:p>75</text:p>
          </table:table-cell>
          <table:table-cell table:formula="of:=MEDIAN([.D2:.D101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:.D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4:.D4])" office:value-type="float" office:value="73" calcext:value-type="float">
            <text:p>73</text:p>
          </table:table-cell>
          <table:table-cell/>
          <table:table-cell table:style-name="ce1" table:formula="of:=AVERAGE([.E2:.E100])" office:value-type="float" office:value="73.7727272727273" calcext:value-type="float">
            <text:p>73.77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5:.D5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6:.D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73" calcext:value-type="float">
            <text:p>73</text:p>
          </table:table-cell>
          <table:table-cell table:formula="of:=MEDIAN([.A7:.D7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:.D8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:.D9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0:.D1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11:.D1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2:.D1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EDIAN([.A13:.D1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4:.D14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5:.D15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6:.D1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7:.D17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8:.D18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9:.D19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0:.D2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21:.D2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2:.D2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3:.D2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24:.D24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5:.D25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6:.D2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27:.D2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8:.D2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9:.D29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0:.D3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1:.D3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32:.D3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3:.D3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4:.D3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5:.D35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6:.D3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37:.D3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8:.D38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39:.D3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0:.D4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1:.D4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2:.D4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3:.D4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4:.D4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45:.D45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6:.D4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7:.D4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48:.D4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9:.D4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50:.D5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1:.D5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2:.D5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3:.D53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4:.D5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5:.D55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56:.D5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7:.D5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8:.D58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9:.D5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0:.D60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61:.D6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2:.D6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3:.D6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4:.D64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5:.D6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6:.D6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7:.D6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8:.D6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9:.D6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70:.D7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1:.D71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2:.D7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3:.D73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4:.D7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5:.D75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6:.D7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7:.D77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8:.D7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9:.D79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80:.D80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1:.D8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2:.D8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3:.D8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4:.D84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5:.D85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6:.D86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7:.D87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88:.D8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9:.D89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0:.D90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1:.D91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2:.D92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3:.D93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4:.D94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5:.D95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6:.D9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7:.D97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8:.D98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9:.D99])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00:.D100])"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101:.D101])" office:value-type="float" office:value="74" calcext:value-type="float">
            <text:p>74</text:p>
          </table:table-cell>
          <table:table-cell table:number-columns-repeated="5"/>
        </table:table-row>
      </table:table>
      <table:table table:name="core-temps-1-1" table:style-name="ta1">
        <table:shapes>
          <draw:frame draw:z-index="0" draw:style-name="gr1" draw:text-style-name="P1" svg:width="159.99mm" svg:height="89.99mm" svg:x="66.51mm" svg:y="26.76mm">
            <loext:p/>
            <draw:object draw:notify-on-update-of-ranges="'core-temps-1-1'.E1:'core-temps-1-1'.E1 'core-temps-1-1'.E2:'core-temps-1-1'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Encendido)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2:.D2])" office:value-type="float" office:value="72.5" calcext:value-type="float">
            <text:p>72.5</text:p>
          </table:table-cell>
          <table:table-cell/>
          <table:table-cell table:formula="of:=MEDIAN([.A2:.A101])" office:value-type="float" office:value="71" calcext:value-type="float">
            <text:p>71</text:p>
          </table:table-cell>
          <table:table-cell table:formula="of:=MEDIAN([.B2:.B101])" office:value-type="float" office:value="73" calcext:value-type="float">
            <text:p>73</text:p>
          </table:table-cell>
          <table:table-cell table:formula="of:=MEDIAN([.C2:.C101])" office:value-type="float" office:value="74" calcext:value-type="float">
            <text:p>74</text:p>
          </table:table-cell>
          <table:table-cell table:formula="of:=MEDIAN([.D2:.D101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3:.D3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4:.D4])" office:value-type="float" office:value="73.5" calcext:value-type="float">
            <text:p>73.5</text:p>
          </table:table-cell>
          <table:table-cell/>
          <table:table-cell table:style-name="ce1" table:formula="of:=AVERAGE([.E2:.E100])" office:value-type="float" office:value="72.7727272727273" calcext:value-type="float">
            <text:p>72.77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formula="of:=MEDIAN([.A5:.D5]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:.D6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7:.D7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:.D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:.D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EDIAN([.A10:.D1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1:.D11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2:.D12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13:.D13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4:.D1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5:.D1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6:.D16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7:.D17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18:.D18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9:.D1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20:.D20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21:.D2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22:.D2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23:.D2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4:.D24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25:.D25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26:.D26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7:.D27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28:.D2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EDIAN([.A29:.D2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30:.D30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31:.D3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2:.D3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33:.D3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34:.D34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5:.D35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6:.D36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7:.D37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8:.D3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9:.D3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40:.D4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1:.D4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42:.D4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43:.D4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4:.D4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MEDIAN([.A45:.D4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6:.D46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7:.D47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8:.D48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49:.D49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0:.D5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formula="of:=MEDIAN([.A51:.D5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2:.D5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53:.D53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4:.D5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5:.D5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6:.D56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57:.D57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8:.D58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9:.D5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0:.D6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1:.D61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62:.D62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63:.D63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64:.D64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5:.D6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6:.D66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7:.D67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68:.D68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69:.D69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0:.D70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71:.D71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2:.D72])" office:value-type="float" office:value="73.5" calcext:value-type="float">
            <text:p>73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3:.D73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4:.D7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5:.D75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6:.D76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77:.D77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8:.D7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9:.D7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0:.D80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1:.D81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2:.D82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3:.D83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4:.D84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85:.D8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6:.D86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87:.D87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8:.D88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89:.D8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0:.D90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1:.D91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MEDIAN([.A92:.D92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3:.D93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94:.D94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95:.D95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96:.D96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7:.D97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8:.D98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MEDIAN([.A99:.D99])"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00:.D100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MEDIAN([.A101:.D101])" office:value-type="float" office:value="72" calcext:value-type="float">
            <text:p>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03:38:30.6265158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7:39.516601188</meta:creation-date>
    <meta:document-statistic meta:table-count="4" meta:cell-count="2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111cm" svg:y="4.002cm" style:legend-expansion="high" chart:style-name="ch4"/>
        <chart:plot-area chart:style-name="ch5" table:cell-range-address="'core-temps-1-1'.E1:'core-temps-1-1'.E101" chart:data-source-has-labels="row" svg:x="1.331cm" svg:y="2.138cm" svg:width="9.46cm" svg:height="5.701cm">
          <chartooo:coordinate-region svg:x="1.952cm" svg:y="2.337cm" svg:width="8.839cm" svg:height="4.71cm"/>
          <chart:axis chart:dimension="x" chart:name="primary-x" chart:style-name="ch6">
            <chart:title svg:x="4.257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1-1'.E2:'core-temps-1-1'.E101" chart:label-cell-address="'core-temps-1-1'.E1:'core-temps-1-1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core-temps-1-1'.E1:'core-temps-1-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.5">
                <text:p>72.5</text:p>
                <draw:g>
                  <svg:desc>'core-temps-1-1'.E2:'core-temps-1-1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375cm" svg:y="4.002cm" style:legend-expansion="high" chart:style-name="ch4"/>
        <chart:plot-area chart:style-name="ch5" table:cell-range-address="'core-temps-1-0'.E1:'core-temps-1-0'.E101" chart:data-source-has-labels="row" svg:x="1.331cm" svg:y="2.138cm" svg:width="9.724cm" svg:height="5.701cm">
          <chartooo:coordinate-region svg:x="1.952cm" svg:y="2.337cm" svg:width="9.103cm" svg:height="4.71cm"/>
          <chart:axis chart:dimension="x" chart:name="primary-x" chart:style-name="ch6">
            <chart:title svg:x="4.389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1-0'.E2:'core-temps-1-0'.E101" chart:label-cell-address="'core-temps-1-0'.E1:'core-temps-1-0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core-temps-1-0'.E1:'core-temps-1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5">
                <text:p>73.5</text:p>
                <draw:g>
                  <svg:desc>'core-temps-1-0'.E2:'core-temps-1-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1.375cm" svg:y="4.002cm" style:legend-expansion="high" chart:style-name="ch4"/>
        <chart:plot-area chart:style-name="ch5" table:cell-range-address="'core-temps-0-1'.E1:'core-temps-0-1'.E101" chart:data-source-has-labels="row" svg:x="1.331cm" svg:y="2.138cm" svg:width="9.724cm" svg:height="5.701cm">
          <chartooo:coordinate-region svg:x="1.952cm" svg:y="2.337cm" svg:width="9.103cm" svg:height="4.71cm"/>
          <chart:axis chart:dimension="x" chart:name="primary-x" chart:style-name="ch6">
            <chart:title svg:x="4.389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0-1'.E2:'core-temps-0-1'.E101" chart:label-cell-address="'core-temps-0-1'.E1:'core-temps-0-1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core-temps-0-1'.E1:'core-temps-0-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'core-temps-0-1'.E2:'core-temps-0-1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5">
                <text:p>7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5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Temperatura del procesador</text:p>
        </chart:title>
        <chart:subtitle svg:x="7.162cm" svg:y="1.275cm" chart:style-name="ch3">
          <text:p>Inclinado</text:p>
        </chart:subtitle>
        <chart:legend chart:legend-position="end" svg:x="10.079cm" svg:y="4.201cm" style:legend-expansion="high" chart:style-name="ch4"/>
        <chart:plot-area chart:style-name="ch5" table:cell-range-address="'core-temps-0-0'.E1:'core-temps-0-0'.E101" chart:data-source-has-labels="row" svg:x="1.331cm" svg:y="2.138cm" svg:width="8.428cm" svg:height="5.701cm">
          <chartooo:coordinate-region svg:x="1.952cm" svg:y="2.138cm" svg:width="7.746cm" svg:height="4.909cm"/>
          <chart:axis chart:dimension="x" chart:name="primary-x" chart:style-name="ch6">
            <chart:title svg:x="3.741cm" svg:y="8.019cm" chart:style-name="ch7">
              <text:p>Tiempo (Intervalo de 5s)</text:p>
            </chart:title>
          </chart:axis>
          <chart:axis chart:dimension="y" chart:name="primary-y" chart:style-name="ch8">
            <chart:title svg:x="0.451cm" svg:y="6.289cm" chart:style-name="ch9">
              <text:p>Temperatura (ºC)</text:p>
            </chart:title>
            <chart:grid chart:style-name="ch10" chart:class="major"/>
          </chart:axis>
          <chart:series chart:style-name="ch11" chart:values-cell-range-address="'core-temps-0-0'.E2:'core-temps-0-0'.E101" chart:label-cell-address="'core-temps-0-0'.E1:'core-temps-0-0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core-temps-0-0'.E1:'core-temps-0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'core-temps-0-0'.E2:'core-temps-0-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5">
                <text:p>7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